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No_20_Spacing">
      <style:paragraph-properties fo:margin-left="0cm" fo:margin-right="0cm" fo:text-indent="0cm" style:auto-text-indent="false"/>
      <style:text-properties officeooo:rsid="0005e1a5" officeooo:paragraph-rsid="0005e1a5"/>
    </style:style>
    <style:style style:name="P2" style:family="paragraph" style:parent-style-name="No_20_Spacing" style:master-page-name="Standard">
      <style:paragraph-properties fo:margin-left="0cm" fo:margin-right="0cm" fo:text-indent="0cm" style:auto-text-indent="false" style:page-number="auto"/>
      <style:text-properties officeooo:rsid="0005e1a5" officeooo:paragraph-rsid="0005e1a5"/>
    </style:style>
    <style:style style:name="T1" style:family="text">
      <style:text-properties officeooo:rsid="0006af49"/>
    </style:style>
    <style:style style:name="T2" style:family="text">
      <style:text-properties officeooo:rsid="00082e72"/>
    </style:style>
    <style:style style:name="T3" style:family="text">
      <style:text-properties officeooo:rsid="000ac1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</text:span>an get the <text:span text:style-name="T2">schaum’s series</text:span> book from <text:span text:style-name="T2">books directory or</text:span> google drive <text:span text:style-name="T3">with the name DS.pdf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0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0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kwd" style:family="text" style:parent-style-name="Default_20_Paragraph_20_Font"/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lit" style:family="text" style:parent-style-name="Default_20_Paragraph_20_Font"/>
    <style:style style:name="str" style:family="text" style:parent-style-name="Default_20_Paragraph_20_Font"/>
    <style:style style:name="com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alibri1" style:font-family-complex="Calibri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Calibri1" style:font-family-complex="Calibri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Calibri1" style:font-family-complex="Calibri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11:46:00</meta:creation-date>
    <meta:initial-creator>atul srivastava</meta:initial-creator>
    <dc:language>en-US</dc:language>
    <dc:date>2016-12-12T04:17:42.981801384</dc:date>
    <meta:editing-cycles>161</meta:editing-cycles>
    <meta:editing-duration>P2598DT22H20M32S</meta:editing-duration>
    <meta:generator>LibreOffice/5.1.4.2$Linux_X86_64 LibreOffice_project/10m0$Build-2</meta:generator>
    <meta:document-statistic meta:table-count="0" meta:image-count="0" meta:object-count="0" meta:page-count="1" meta:paragraph-count="1" meta:word-count="16" meta:character-count="91" meta:non-whitespace-character-count="76"/>
    <meta:user-defined meta:name="AppVersion">16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